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margin-top="0in" fo:margin-bottom="0in" fo:line-height="200%" fo:widows="1" fo:text-indent="0in" style:auto-text-indent="false" fo:padding="0in" fo:border="none"/>
      <style:text-properties fo:font-variant="normal" fo:text-transform="none" fo:color="#2b2b2b" style:font-name="Times New Roman" fo:font-size="12pt" fo:letter-spacing="normal" fo:font-style="normal" fo:font-weight="normal" style:font-size-asian="12pt" style:font-size-complex="12pt"/>
    </style:style>
    <style:style style:name="P2" style:family="paragraph" style:parent-style-name="Text_20_body">
      <style:paragraph-properties fo:margin-left="0in" fo:margin-right="0in" fo:margin-top="0in" fo:margin-bottom="0in" fo:line-height="200%" fo:widows="1" fo:text-indent="0in" style:auto-text-indent="false" fo:padding="0in" fo:border="none"/>
      <style:text-properties fo:font-variant="normal" fo:text-transform="none" fo:color="#000000" style:font-name="Times New Roman" fo:font-size="12pt" fo:letter-spacing="normal" fo:font-style="normal" fo:font-weight="normal" style:font-size-asian="12pt" style:font-size-complex="12pt"/>
    </style:style>
    <style:style style:name="P3" style:family="paragraph" style:parent-style-name="Text_20_body">
      <style:paragraph-properties fo:margin-left="0in" fo:margin-right="0in" fo:margin-top="0in" fo:margin-bottom="0in" fo:line-height="200%" fo:widows="1" fo:text-indent="0in" style:auto-text-indent="false" fo:padding="0in" fo:border="none"/>
    </style:style>
    <style:style style:name="P4" style:family="paragraph" style:parent-style-name="Text_20_body" style:master-page-name="">
      <style:paragraph-properties fo:margin-left="0.5in" fo:margin-right="0in" fo:margin-top="0in" fo:margin-bottom="0in" fo:line-height="200%" fo:widows="1" fo:text-indent="0in" style:auto-text-indent="false" style:page-number="auto" fo:padding="0in" fo:border="none"/>
      <style:text-properties style:font-name="Times New Roman" fo:font-size="12pt" style:font-size-asian="12pt" style:font-size-complex="12pt"/>
    </style:style>
    <style:style style:name="P5" style:family="paragraph" style:parent-style-name="Text_20_body" style:master-page-name="">
      <style:paragraph-properties fo:margin-left="0.5in" fo:margin-right="0in" fo:margin-top="0in" fo:margin-bottom="0in" fo:line-height="200%" fo:widows="1" fo:text-indent="0in" style:auto-text-indent="false" style:page-number="auto" fo:padding="0in" fo:border="none"/>
      <style:text-properties fo:font-variant="normal" fo:text-transform="none" fo:color="#000000" style:font-name="Times New Roman" fo:font-size="12pt" fo:letter-spacing="normal" fo:font-style="normal" fo:font-weight="normal" style:font-size-asian="12pt" style:font-size-complex="12pt"/>
    </style:style>
    <style:style style:name="P6" style:family="paragraph" style:parent-style-name="Text_20_body" style:master-page-name="">
      <style:paragraph-properties fo:margin-left="0.5in" fo:margin-right="0in" fo:margin-top="0in" fo:margin-bottom="0in" fo:line-height="200%" fo:widows="1" fo:text-indent="0in" style:auto-text-indent="false" style:page-number="auto" fo:padding="0in" fo:border="none"/>
      <style:text-properties fo:font-variant="normal" fo:text-transform="none" style:use-window-font-color="true" style:text-line-through-style="none" style:font-name="Times New Roman" fo:font-size="12pt" fo:letter-spacing="normal" fo:font-style="normal" style:text-underline-style="none" fo:font-weight="normal" style:text-blinking="false" style:font-size-asian="12pt" style:font-style-asian="normal" style:font-size-complex="12pt" style:font-style-complex="normal"/>
    </style:style>
    <style:style style:name="P7" style:family="paragraph" style:parent-style-name="Text_20_body" style:master-page-name="">
      <style:paragraph-properties fo:margin-left="0.5in" fo:margin-right="0in" fo:margin-top="0in" fo:margin-bottom="0in" fo:line-height="200%" fo:widows="1" fo:text-indent="0in" style:auto-text-indent="false" style:page-number="auto" fo:padding="0in" fo:border="none"/>
      <style:text-properties fo:font-variant="normal" fo:text-transform="none" fo:color="#000000" style:text-line-through-style="none" style:font-name="Times New Roman" fo:font-size="12pt" fo:letter-spacing="normal" fo:font-style="normal" style:text-underline-style="none" fo:font-weight="normal" style:text-blinking="false" style:font-size-asian="12pt" style:font-style-asian="normal" style:font-size-complex="12pt" style:font-style-complex="normal"/>
    </style:style>
    <style:style style:name="T1" style:family="text">
      <style:text-properties fo:font-style="italic"/>
    </style:style>
    <style:style style:name="T2" style:family="text">
      <style:text-properties fo:color="#000000"/>
    </style:style>
    <style:style style:name="T3" style:family="text">
      <style:text-properties fo:color="#000000" fo:font-style="italic"/>
    </style:style>
    <style:style style:name="T4" style:family="text">
      <style:text-properties fo:font-variant="normal" fo:text-transform="none" fo:color="#000000" fo:letter-spacing="normal" fo:font-style="normal" fo:font-weight="normal"/>
    </style:style>
    <style:style style:name="T5" style:family="text">
      <style:text-properties fo:font-variant="normal" fo:text-transform="none" fo:color="#000000" style:text-line-through-style="none" style:font-name="Times New Roman" fo:font-size="12pt" fo:letter-spacing="normal" fo:font-style="normal" style:text-underline-style="none" fo:font-weight="normal" style:text-blinking="false" style:font-size-asian="12pt" style:font-style-asian="normal" style:font-size-complex="12pt" style:font-style-complex="normal"/>
    </style:style>
    <style:style style:name="T6" style:family="text">
      <style:text-properties fo:font-variant="normal" fo:text-transform="none" fo:color="#000000" style:text-line-through-style="none" style:font-name="Times New Roman" fo:font-size="12pt" fo:letter-spacing="normal" fo:font-style="italic" style:text-underline-style="none" fo:font-weight="normal" style:text-blinking="false" style:font-size-asian="12pt" style:font-style-asian="normal" style:font-size-complex="12pt" style:font-style-complex="normal"/>
    </style:style>
    <style:style style:name="T7" style:family="text">
      <style:text-properties fo:font-variant="normal" fo:text-transform="none" style:use-window-font-color="true" style:font-name="Times New Roman" fo:font-size="12pt" fo:letter-spacing="normal" fo:font-style="normal" fo:font-weight="normal" style:font-size-asian="12pt" style:font-size-complex="12pt"/>
    </style:style>
    <style:style style:name="T8" style:family="text">
      <style:text-properties fo:font-variant="normal" fo:text-transform="none" style:use-window-font-color="true" style:text-line-through-style="none" style:font-name="Times New Roman" fo:font-size="12pt" fo:letter-spacing="normal" fo:font-style="normal" style:text-underline-style="none" fo:font-weight="normal" style:text-blinking="false" style:font-size-asian="12pt" style:font-size-complex="12pt"/>
    </style:style>
    <style:style style:name="T9" style:family="text">
      <style:text-properties fo:font-variant="normal" fo:text-transform="none" style:use-window-font-color="true" style:text-line-through-style="none" style:font-name="Times New Roman" fo:font-size="12pt" fo:letter-spacing="normal" fo:font-style="normal" style:text-underline-style="none" fo:font-weight="normal" style:text-blinking="false" style:font-size-asian="12pt" style:font-style-asian="normal" style:font-size-complex="12pt" style:font-style-complex="normal"/>
    </style:style>
    <style:style style:name="T10" style:family="text">
      <style:text-properties fo:font-variant="normal" fo:text-transform="none" style:use-window-font-color="true" style:text-line-through-style="none" style:font-name="Times New Roman" fo:font-size="12pt" fo:letter-spacing="normal" fo:font-style="italic" style:text-underline-style="none" fo:font-weight="normal" style:text-blinking="false" style:font-size-asian="12pt" style:font-style-asian="italic" style:font-size-complex="12pt" style:font-style-complex="italic"/>
    </style:style>
    <style:style style:name="T11" style:family="text">
      <style:text-properties style:use-window-font-color="true" style:font-name="Times New Roman"/>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2">amaanster. “Feed Me — Silicone Lube [Electro House] (2010) Still fresh, lads.” Reddit. </text:span><text:span text:style-name="T3">Reddit</text:span><text:span text:style-name="T2">, 13 <text:tab/>Sept. 2015. Web. 14 Sept 2015</text:span></text:p>
      <text:p text:style-name="P5"><text:s/>This thread discusses the current and former work of an artist Jon Gooch who goes by a stage name Feed Me. Since it is a Reddit thread it has a specific song by Feed Me and Wolfgang Gartner in its topic, but the majority of the thread discusses Feed Me's as well as Wolfgang's past and present music styles. The majority of the posters want both artists to return to styles of music they used in the past. It is a good example of the type of discourse that generally occurs in the community. Most threads start off with the original poster simply sharing a song or video and leaving the discussion open from there. One discussion that almost always occurs in such a thread is sharing similar artists and music to the original post, but here the discussion goes more in depth and tackles some issues concerning the music and artist.</text:p>
      <text:p text:style-name="P2">BobertSillyus. “Why is Weird Bass so popular? (And who should we thank?)” Reddit. <text:span text:style-name="T1">Reddit</text:span>, 16 Sept. <text:tab/>2015. Web. 16 Sept. 2015</text:p>
      <text:p text:style-name="P5">This discussion focuses on an emerging sub-genre of electric called Weird Bass. The participants discuss several topics such as whether Weird Bass is really new, where it came from, and what defines it. These are questions that can only really be answered by the community itself since there are no authorities to turn to on the matter. There is no general consensus reached and there are several interesting tangents in the thread. Some of which try to trace back older appearances of what is now being deemed Weird Base and some end up dissecting the <text:s/>some of the music of the genre. It exemplifies the variety of topics discussed in the community as well as its level of discoursal expertise. Additionally there are many examples of the lexis used in the community's discourse, and naturally within the thread there are sub-discussions containing suggestions for similar <text:span text:style-name="T11">artists and music.</text:span></text:p>
      <text:p text:style-name="P3"><text:span text:style-name="T7">Kadaj2302. “</text:span><text:span text:style-name="T8">Deadmau5 &amp; Darude coffee run - how Darude changed the electronic scene.” <text:tab/>www.reddit.com/r/electronicmusic. </text:span><text:span text:style-name="T10">Reddit</text:span><text:span text:style-name="T9">, 21 Sept. 2015. Web. 21 Sept. 2015</text:span></text:p>
      <text:p text:style-name="P6"><text:soft-page-break/>The topic for this discussion is prompted by a youtube video titled “Dacofee-Runstorm” in which Deadmas5 and Darude are on a coffee run and discussing the electronic genre of music. The thread links specifically to a section where Deadmau5 attributes electronic music coming to North America to Darude's song “Sandstorm.” The discussion focuses on the issue of whether or not an artist should preform their most popular work at every live event they have. Some argue that it is what many people know the artist for and most likely found them through so they owe it to the fans. Others point out that it is an artist's choice what to play or not play at any event. In the video that prompted the discussion, Darude says that he likes to see people enjoy his music no matter what it is, but Deadmau5 gets tired of his most played tracks and wants to play other music.</text:p>
      <text:p text:style-name="P3"><text:span text:style-name="T9">Kaael “Spent Saturday night partying under a giant spider made of old military vehicles, lasers and <text:tab/>flame jets. Easily the coolest stage setup I've ever seen. ” </text:span><text:span text:style-name="T5">Reddit. </text:span><text:span text:style-name="T6">Reddit</text:span><text:span text:style-name="T5">, 7 Sept. 2015. Web. 14 <text:tab/>Sept. 2015.</text:span></text:p>
      <text:p text:style-name="P7">The author of this thread essentially summarizes an event called “Arcadia Spectacular” which he attended that featured a lot of electronic music. This discussion brings about two interesting points of discussion. The first being a look into the interactions between fans of the electronic music. Much of the content for this community is web-based so having an insight into some of the physical gatherings of fans is helpful to the analysis. The second is the sharing and discussion of the event and other events that goes on in the thread. Many of the users share their experiences at similar events and others talk about how much they wish they could have attended. Overall it is a great display of the sense of community that can be created by a simple thread. There is also very little talk of the actual music that was played there outside of the original post showing the breadth of topics that are discussed in the sub-reddit.</text:p>
      <text:p text:style-name="P2"><text:span text:style-name="T11">triponer. “Disclosure – Jaded [House] (</text:span>2015)” Reddit. <text:span text:style-name="T1">Reddit</text:span>, 15 Sept. 2015. Web. 15 Sept. 2015.</text:p>
      <text:p text:style-name="P4"><text:span text:style-name="T4">The song shared here being one of Disclosure's newer songs, Disclosure's switch from </text:span><text:soft-page-break/><text:span text:style-name="T4">electronic into a more pop style quickly becomes the focus of this thread. Almost all of the participants in the discussion agree that they prefer Disclosure's older music, however there are differing opinions as to why. Some say that what they are releasing now is somewhat stale and are disappointed at the group's failure to experiment with new sounds, while others assert that what they are producing is coming too close to pop music to enjoy like they enjoyed previous albums. The discussion topic stays fairly consistent in this thread which is unusual for a reddit thread. The point of dispute here offers an interesting insight into the community. Many members continue to consider the group as electronic despite its shift to a more pop sound, while others strongly disagree with it, showing the diversity of the community in terms of its music preferenc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obert Ritchie</meta:initial-creator>
    <meta:creation-date>2015-09-21T13:17:14.87</meta:creation-date>
    <dc:date>2015-10-05T23:13:44.69</dc:date>
    <dc:creator>Robert Ritchie</dc:creator>
    <meta:editing-duration>PT2H47M38S</meta:editing-duration>
    <meta:editing-cycles>5</meta:editing-cycles>
    <meta:generator>OpenOffice/4.1.1$Win32 OpenOffice.org_project/411m6$Build-9775</meta:generator>
    <meta:document-statistic meta:table-count="0" meta:image-count="0" meta:object-count="0" meta:page-count="3" meta:paragraph-count="10" meta:word-count="888" meta:character-count="5194"/>
  </office:meta>
</office:document-meta>
</file>